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Roboto" svg:font-family="Roboto, Helvetica, Arial, sans-serif"/>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3.814cm"/>
    </style:style>
    <style:style style:name="Table1.B" style:family="table-column">
      <style:table-column-properties style:column-width="13.187cm"/>
    </style:style>
    <style:style style:name="Table1.A1" style:family="table-cell">
      <style:table-cell-properties style:vertical-align="middle" fo:background-color="#ffffff" fo:padding="0.242cm" fo:border="0.05pt solid #dddddd">
        <style:background-image/>
      </style:table-cell-properties>
    </style:style>
    <style:style style:name="P1" style:family="paragraph" style:parent-style-name="Standard">
      <style:text-properties fo:background-color="transparent"/>
    </style:style>
    <style:style style:name="P2" style:family="paragraph" style:parent-style-name="Standard">
      <style:text-properties officeooo:paragraph-rsid="0018163b" fo:background-color="transparent"/>
    </style:style>
    <style:style style:name="P3" style:family="paragraph" style:parent-style-name="Standard">
      <style:text-properties fo:font-size="12pt" officeooo:rsid="0018163b" officeooo:paragraph-rsid="0018163b" fo:background-color="transparent" style:font-size-asian="12pt" style:font-size-complex="12pt"/>
    </style:style>
    <style:style style:name="P4" style:family="paragraph" style:parent-style-name="Standard">
      <style:text-properties fo:font-size="12pt" style:text-underline-style="solid" style:text-underline-width="auto" style:text-underline-color="font-color" fo:font-weight="bold" officeooo:rsid="0018163b" officeooo:paragraph-rsid="0018163b" fo:background-color="transparent" style:font-size-asian="12pt" style:font-weight-asian="bold" style:font-size-complex="12pt" style:font-weight-complex="bold"/>
    </style:style>
    <style:style style:name="P5" style:family="paragraph" style:parent-style-name="Standard">
      <style:text-properties style:font-name="Liberation Serif" fo:font-size="10pt" officeooo:rsid="0018163b" officeooo:paragraph-rsid="0018163b" fo:background-color="transparent" style:font-size-asian="10pt" style:font-size-complex="10pt"/>
    </style:style>
    <style:style style:name="P6" style:family="paragraph" style:parent-style-name="Standard">
      <style:text-properties style:font-name="Liberation Serif" fo:font-size="10pt" officeooo:paragraph-rsid="0018163b" style:font-size-asian="10pt"/>
    </style:style>
    <style:style style:name="P7" style:family="paragraph" style:parent-style-name="Standard">
      <style:text-properties style:font-name="Liberation Serif" fo:font-size="14pt" style:text-underline-style="solid" style:text-underline-width="auto" style:text-underline-color="font-color" fo:font-weight="bold" officeooo:rsid="0018163b" officeooo:paragraph-rsid="0018163b" fo:background-color="transparent" style:font-size-asian="14pt" style:font-weight-asian="bold" style:font-size-complex="14pt" style:font-weight-complex="bold"/>
    </style:style>
    <style:style style:name="P8" style:family="paragraph" style:parent-style-name="Standard">
      <style:text-properties fo:color="#ff3333" style:font-name="Liberation Serif" fo:font-size="10pt" officeooo:rsid="0018163b" officeooo:paragraph-rsid="0018163b" fo:background-color="transparent" style:font-size-asian="10pt" style:font-size-complex="10pt"/>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 style:family="paragraph" style:parent-style-name="Text_20_body">
      <style:paragraph-properties fo:margin-left="0cm" fo:margin-right="0cm" fo:margin-top="0cm" fo:margin-bottom="0.483cm" loext:contextual-spacing="false" style:line-height-at-least="0.725cm" fo:orphans="2" fo:widows="2" fo:text-indent="0cm" style:auto-text-indent="false" fo:padding="0cm" fo:border="none"/>
      <style:text-properties fo:font-variant="normal" fo:text-transform="none" style:font-name="Liberation Serif" fo:font-size="10pt" fo:letter-spacing="normal" fo:font-style="normal" fo:font-weight="normal" style:font-size-asian="10pt" style:font-size-complex="10pt"/>
    </style:style>
    <style:style style:name="P12" style:family="paragraph" style:parent-style-name="Table_20_Heading">
      <style:paragraph-properties fo:line-height="142%" fo:text-align="start" style:justify-single-word="false"/>
      <style:text-properties style:font-name="Liberation Serif" fo:font-size="10pt" style:font-size-asian="10pt" style:font-size-complex="10pt"/>
    </style:style>
    <style:style style:name="P13" style:family="paragraph" style:parent-style-name="Heading_20_2">
      <style:text-properties fo:font-variant="normal" fo:text-transform="none" style:font-name="Liberation Serif" fo:font-size="10pt" fo:letter-spacing="normal" fo:font-style="normal" fo:font-weight="bold" officeooo:rsid="0018163b" officeooo:paragraph-rsid="0018163b" fo:background-color="transparent" style:font-size-asian="10pt" style:font-weight-asian="bold" style:font-size-complex="10pt" style:font-weight-complex="bold"/>
    </style:style>
    <style:style style:name="P14" style:family="paragraph" style:parent-style-name="Table_20_Contents">
      <style:paragraph-properties fo:line-height="142%"/>
      <style:text-properties style:font-name="Liberation Serif" fo:font-size="10pt" style:font-size-asian="10pt" style:font-size-complex="10pt"/>
    </style:style>
    <style:style style:name="P15" style:family="paragraph">
      <style:paragraph-properties fo:text-align="center"/>
      <style:text-properties style:font-name="F" fo:font-size="14pt" fo:font-weight="bold" style:font-size-asian="14pt" style:font-weight-asian="bold" style:font-size-complex="14pt" style:font-weight-complex="bold"/>
    </style:style>
    <style:style style:name="P16" style:family="paragraph">
      <style:paragraph-properties fo:text-align="center"/>
      <style:text-properties fo:color="#ffffff" style:font-name="F" fo:font-size="14pt" fo:font-weight="bold" style:font-size-asian="14pt" style:font-weight-asian="bold" style:font-size-complex="14pt" style:font-weight-complex="bold"/>
    </style:style>
    <style:style style:name="P17" style:family="paragraph">
      <style:paragraph-properties fo:text-align="center"/>
      <style:text-properties fo:color="#ffffff"/>
    </style:style>
    <style:style style:name="P18" style:family="paragraph">
      <loext:graphic-properties draw:fill-color="#000000"/>
      <style:paragraph-properties fo:text-align="center"/>
      <style:text-properties fo:color="#ffffff"/>
    </style:style>
    <style:style style:name="P19" style:family="paragraph">
      <style:paragraph-properties fo:text-align="center"/>
    </style:style>
    <style:style style:name="P20" style:family="paragraph">
      <loext:graphic-properties draw:fill-color="#ffffff"/>
      <style:paragraph-properties fo:text-align="center"/>
      <style:text-properties fo:color="#dddddd"/>
    </style:style>
    <style:style style:name="P21" style:family="paragraph">
      <style:paragraph-properties fo:text-align="center"/>
      <style:text-properties fo:font-size="12pt"/>
    </style:style>
    <style:style style:name="P22" style:family="paragraph">
      <loext:graphic-properties draw:fill-color="#ffffff"/>
      <style:paragraph-properties fo:text-align="center"/>
      <style:text-properties fo:color="#dddddd" fo:font-size="12pt"/>
    </style:style>
    <style:style style:name="P23" style:family="paragraph">
      <loext:graphic-properties draw:fill-color="#111111"/>
    </style:style>
    <style:style style:name="P24" style:family="paragraph">
      <loext:graphic-properties draw:fill-color="#ffffcc"/>
      <style:text-properties fo:font-size="12pt"/>
    </style:style>
    <style:style style:name="P25" style:family="paragraph">
      <style:paragraph-properties fo:text-align="center"/>
      <style:text-properties fo:color="#3333ff" fo:font-weight="bold" style:font-weight-asian="bold" style:font-weight-complex="bold"/>
    </style:style>
    <style:style style:name="P26" style:family="paragraph">
      <loext:graphic-properties draw:fill-color="#ffff99"/>
      <style:paragraph-properties fo:text-align="center"/>
      <style:text-properties fo:color="#3333ff" fo:font-weight="bold" style:font-weight-asian="bold" style:font-weight-complex="bold"/>
    </style:style>
    <style:style style:name="P27" style:family="paragraph">
      <loext:graphic-properties draw:fill-color="#000000"/>
    </style:style>
    <style:style style:name="P28" style:family="paragraph">
      <loext:graphic-properties draw:fill-color="#000000"/>
      <style:paragraph-properties fo:text-align="center"/>
    </style:style>
    <style:style style:name="P29" style:family="paragraph">
      <style:paragraph-properties fo:text-align="center"/>
      <style:text-properties fo:color="#ffffff" fo:font-weight="bold" style:font-weight-asian="bold" style:font-weight-complex="bold"/>
    </style:style>
    <style:style style:name="P30" style:family="paragraph">
      <style:paragraph-properties fo:text-align="center"/>
      <style:text-properties fo:color="#ffffff" fo:font-size="9pt" style:font-size-asian="9pt" style:font-size-complex="9pt"/>
    </style:style>
    <style:style style:name="P31" style:family="paragraph">
      <style:paragraph-properties fo:text-align="center"/>
      <style:text-properties fo:color="#ffffff" fo:font-size="9pt" fo:font-weight="bold" style:font-size-asian="9pt" style:font-weight-asian="bold" style:font-size-complex="9pt" style:font-weight-complex="bold"/>
    </style:style>
    <style:style style:name="P32" style:family="paragraph">
      <style:text-properties fo:font-size="12pt"/>
    </style:style>
    <style:style style:name="T1" style:family="text">
      <style:text-properties fo:font-size="14pt" style:font-size-asian="14pt" style:font-size-complex="14pt"/>
    </style:style>
    <style:style style:name="T2" style:family="text">
      <style:text-properties officeooo:rsid="0018163b" fo:background-color="transparent" loext:char-shading-value="0" style:font-size-complex="10pt"/>
    </style:style>
    <style:style style:name="T3" style:family="text">
      <style:text-properties fo:color="#7f0055" style:font-name="Monospace" fo:font-size="10pt" fo:font-weight="bold" style:font-size-asian="10pt" style:font-weight-asian="bold"/>
    </style:style>
    <style:style style:name="T4" style:family="text">
      <style:text-properties fo:color="#7f0055" style:font-name="Monospace" fo:font-weight="bold" style:font-weight-asian="bold"/>
    </style:style>
    <style:style style:name="T5" style:family="text">
      <style:text-properties fo:color="#000000" style:font-name="Monospace" fo:font-size="10pt" style:font-size-asian="10pt"/>
    </style:style>
    <style:style style:name="T6" style:family="text">
      <style:text-properties fo:color="#000000" style:font-name="Monospace"/>
    </style:style>
    <style:style style:name="T7" style:family="text">
      <style:text-properties fo:color="#6a3e3e" style:font-name="Monospace" fo:font-size="10pt" style:font-size-asian="10pt"/>
    </style:style>
    <style:style style:name="T8" style:family="text">
      <style:text-properties fo:color="#6a3e3e" style:font-name="Monospace" fo:font-size="10pt" style:text-underline-style="solid" style:text-underline-width="auto" style:text-underline-color="font-color" style:font-size-asian="10pt"/>
    </style:style>
    <style:style style:name="T9" style:family="text">
      <style:text-properties fo:color="#2a00ff" style:font-name="Monospace" fo:font-size="10pt" style:font-size-asian="10pt"/>
    </style:style>
    <style:style style:name="T10" style:family="text">
      <style:text-properties fo:color="#0000c0" style:font-name="Monospace" fo:font-size="10pt" fo:font-style="italic" fo:font-weight="bold" style:font-size-asian="10pt" style:font-style-asian="italic" style:font-weight-asian="bold"/>
    </style:style>
    <style:style style:name="T11" style:family="text">
      <style:text-properties fo:color="#3f7f5f" style:font-name="Monospace" fo:font-size="10pt" style:font-size-asian="10pt"/>
    </style:style>
    <style:style style:name="T12" style:family="text">
      <style:text-properties fo:color="#3f7f5f" style:font-name="Monospace"/>
    </style:style>
    <style:style style:name="T13" style:family="text">
      <style:text-properties style:font-name="Monospace"/>
    </style:style>
    <style:style style:name="T14" style:family="text">
      <style:text-properties fo:color="#ffffff" style:font-name="Monospace" officeooo:rsid="0018163b" fo:background-color="transparent" loext:char-shading-value="0" style:font-size-complex="10pt"/>
    </style:style>
    <style:style style:name="T15" style:family="text">
      <style:text-properties fo:color="#ff3333" style:font-name="Monospace" officeooo:rsid="0018163b" fo:background-color="transparent" loext:char-shading-value="0" style:font-size-complex="10pt"/>
    </style:style>
    <style:style style:name="T16" style:family="text">
      <style:text-properties fo:color="#ffffff" style:font-name="F" fo:font-size="14pt" fo:font-weight="bold" style:font-size-asian="14pt" style:font-weight-asian="bold" style:font-size-complex="14pt" style:font-weight-complex="bold"/>
    </style:style>
    <style:style style:name="T17" style:family="text">
      <style:text-properties fo:color="#ffffff"/>
    </style:style>
    <style:style style:name="T18" style:family="text">
      <style:text-properties fo:color="#ff950e"/>
    </style:style>
    <style:style style:name="T19" style:family="text">
      <style:text-properties fo:color="#dddddd"/>
    </style:style>
    <style:style style:name="T20" style:family="text">
      <style:text-properties fo:color="#3333ff" fo:font-weight="bold" style:font-weight-asian="bold" style:font-weight-complex="bold"/>
    </style:style>
    <style:style style:name="T21" style:family="text">
      <style:text-properties fo:color="#ffffff" fo:font-weight="bold" style:font-weight-asian="bold" style:font-weight-complex="bold"/>
    </style:style>
    <style:style style:name="T22" style:family="text">
      <style:text-properties fo:color="#ffd320" fo:font-size="10pt" fo:font-weight="bold" style:font-size-asian="10pt" style:font-weight-asian="bold" style:font-size-complex="10pt" style:font-weight-complex="bold"/>
    </style:style>
    <style:style style:name="T23" style:family="text">
      <style:text-properties fo:color="#660066" fo:font-weight="bold" style:font-weight-asian="bold" style:font-weight-complex="bold"/>
    </style:style>
    <style:style style:name="T24" style:family="text">
      <style:text-properties fo:color="#ffffff" fo:font-size="9pt" fo:font-weight="bold" style:font-size-asian="9pt" style:font-weight-asian="bold" style:font-size-complex="9pt" style:font-weight-complex="bold"/>
    </style:style>
    <style:style style:name="T25" style:family="text">
      <style:text-properties fo:color="#ffff66" fo:font-size="9pt" fo:font-weight="bold" style:font-size-asian="9pt" style:font-weight-asian="bold" style:font-size-complex="9pt" style:font-weight-complex="bold"/>
    </style:style>
    <style:style style:name="T26" style:family="text">
      <style:text-properties fo:color="#ffff99" fo:font-size="9pt" fo:font-weight="bold" style:font-size-asian="9pt" style:font-weight-asian="bold" style:font-size-complex="9pt" style:font-weight-complex="bold"/>
    </style:style>
    <style:style style:name="gr1" style:family="graphic">
      <style:graphic-properties draw:textarea-horizontal-align="justify" draw:textarea-vertical-align="middle" draw:auto-grow-height="false" fo:min-height="0.82cm" fo:min-width="17.039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justify" draw:textarea-vertical-align="middle" draw:auto-grow-height="false" fo:min-height="0.822cm" fo:min-width="9.202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0000" draw:textarea-horizontal-align="justify" draw:textarea-vertical-align="middle" draw:auto-grow-height="false" fo:min-height="0.822cm" fo:min-width="9.137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000000" draw:textarea-horizontal-align="justify" draw:textarea-vertical-align="middle" draw:auto-grow-height="false" fo:min-height="0.822cm" fo:min-width="9.245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ff" draw:textarea-horizontal-align="justify" draw:textarea-vertical-align="middle" draw:auto-grow-height="false" fo:min-height="0.82cm" fo:min-width="7.904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0.822cm" fo:min-width="7.818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82cm" fo:min-width="7.796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111111" draw:textarea-horizontal-align="justify" draw:textarea-vertical-align="middle" draw:auto-grow-height="false" fo:min-height="0.587cm" fo:min-width="0.455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cc" draw:textarea-horizontal-align="justify" draw:textarea-vertical-align="middle" draw:auto-grow-height="false" fo:min-height="0.25cm" fo:min-width="1.459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99" draw:textarea-horizontal-align="justify" draw:textarea-vertical-align="middle" draw:auto-grow-height="false" fo:min-height="0.885cm" fo:min-width="6.782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000000" draw:textarea-horizontal-align="justify" draw:textarea-vertical-align="middle" draw:auto-grow-height="false" fo:min-height="0.755cm" fo:min-width="0.346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000000" draw:textarea-vertical-align="middle" draw:auto-grow-height="false" fo:min-height="1.965cm" fo:min-width="0.972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99" draw:textarea-horizontal-align="justify" draw:textarea-vertical-align="middle" draw:auto-grow-height="false" fo:min-height="2.85cm" fo:min-width="9.181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5.142cm" fo:min-width="3.909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885cm" fo:min-width="9.462cm"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0.885cm" fo:min-width="9.437cm"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fo:min-height="0.885cm" fo:min-width="9.352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885cm" fo:min-width="9.761cm" style:run-through="foreground" style:wrap="run-through" style:number-wrapped-paragraphs="no-limit" style:vertical-pos="from-top" style:vertical-rel="paragraph" style:horizontal-pos="from-left" style:horizontal-rel="paragraph"/>
    </style:style>
    <style:style style:name="gr19" style:family="graphic">
      <style:graphic-properties draw:textarea-vertical-align="middle" draw:auto-grow-height="false" fo:min-height="1.427cm" fo:min-width="2.182cm" style:run-through="foreground" style:wrap="run-through" style:number-wrapped-paragraphs="no-limit" style:vertical-pos="from-top" style:vertical-rel="paragraph" style:horizontal-pos="from-left" style:horizontal-rel="paragraph"/>
    </style:style>
    <style:style style:name="gr20" style:family="graphic">
      <style:graphic-properties draw:textarea-vertical-align="middle" draw:auto-grow-height="false" fo:min-height="1.446cm" fo:min-width="2.096cm"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392cm" fo:min-width="1.92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1" draw:name="Shape1" draw:style-name="gr2" draw:text-style-name="P18" svg:width="9.203cm" svg:height="0.823cm" svg:x="-0.464cm" svg:y="2.247cm"><text:p text:style-name="P17"><text:span text:style-name="T17">#1# <text:s/>Enter file <text:s/>name with location on local machine </text:span></text:p><draw:enhanced-geometry svg:viewBox="0 0 21600 21600" draw:type="rectangle" draw:enhanced-path="M 0 0 L 21600 0 21600 21600 0 21600 0 0 Z N"/></draw:custom-shape><draw:custom-shape text:anchor-type="paragraph" draw:z-index="2" draw:name="Shape1" draw:style-name="gr3" draw:text-style-name="P18" svg:width="9.138cm" svg:height="0.823cm" svg:x="-0.399cm" svg:y="4.235cm"><text:p text:style-name="P17"><text:span text:style-name="T17">#2# <text:s/></text:span><text:span text:style-name="T18">Search word</text:span><text:span text:style-name="T17"> in the above content <text:s text:c="3"/></text:span></text:p><draw:enhanced-geometry svg:viewBox="0 0 21600 21600" draw:type="rectangle" draw:enhanced-path="M 0 0 L 21600 0 21600 21600 0 21600 0 0 Z N"/></draw:custom-shape><draw:custom-shape text:anchor-type="paragraph" draw:z-index="3" draw:name="Shape1" draw:style-name="gr4" draw:text-style-name="P18" svg:width="9.245cm" svg:height="0.823cm" svg:x="-0.42cm" svg:y="6.417cm"><text:p text:style-name="P17"><text:span text:style-name="T17">#3# <text:s text:c="2"/></text:span><text:span text:style-name="T18">Search word</text:span><text:span text:style-name="T17"> is replace to </text:span></text:p><draw:enhanced-geometry svg:viewBox="0 0 21600 21600" draw:type="rectangle" draw:enhanced-path="M 0 0 L 21600 0 21600 21600 0 21600 0 0 Z N"/></draw:custom-shape><draw:custom-shape text:anchor-type="paragraph" draw:z-index="7" draw:name="Shape3" draw:style-name="gr8" draw:text-style-name="P23" svg:width="0.907cm" svg:height="0.671cm" svg:x="4.526cm" svg:y="3.3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4" draw:style-name="gr9" draw:text-style-name="P24" svg:width="1.668cm" svg:height="0.5cm" svg:x="5.281cm" svg:y="3.3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5" draw:style-name="gr10" draw:text-style-name="P26" svg:width="6.783cm" svg:height="0.886cm" svg:x="7.549cm" svg:y="3.207cm"><text:p text:style-name="P25"><text:span text:style-name="T20">Content Displayed</text:span></text:p><draw:enhanced-geometry svg:viewBox="0 0 21600 21600" draw:type="rectangle" draw:enhanced-path="M 0 0 L 21600 0 21600 21600 0 21600 0 0 Z N"/></draw:custom-shape><draw:custom-shape text:anchor-type="paragraph" draw:z-index="10" draw:name="Shape6" draw:style-name="gr11" draw:text-style-name="P27" svg:width="0.69cm" svg:height="0.863cm" svg:x="4.613cm" svg:y="5.2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7" draw:style-name="gr12" draw:text-style-name="P28" svg:width="0.973cm" svg:height="1.966cm" svg:x="4.849cm" svg:y="7.634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2" draw:name="Shape5" draw:style-name="gr13" draw:text-style-name="P26" svg:width="9.182cm" svg:height="2.851cm" svg:x="6.361cm" svg:y="7.788cm"><text:p text:style-name="P25"><text:span text:style-name="T20">Replaced Content Displayed</text:span></text:p><draw:enhanced-geometry svg:viewBox="0 0 21600 21600" draw:type="rectangle" draw:enhanced-path="M 0 0 L 21600 0 21600 21600 0 21600 0 0 Z N"/></draw:custom-shape><draw:custom-shape text:anchor-type="paragraph" draw:z-index="0" draw:name="Shape8" draw:style-name="gr1" draw:text-style-name="P16" svg:width="17.128cm" svg:height="0.909cm" svg:x="-0.226cm" svg:y="0.559cm"><text:p text:style-name="P15"><text:span text:style-name="T16">File <text:s/>– String - <text:s/>Search – Replace - Sa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2"/><text:span text:style-name="T1"><text:s text:c="3"/></text:span></text:p>
      <text:p text:style-name="P1"><text:span text:style-name="T1"/></text:p>
      <text:p text:style-name="P1"><text:span text:style-name="T1"/></text:p>
      <text:p text:style-name="P1"><draw:custom-shape text:anchor-type="paragraph" draw:z-index="4" draw:name="Shape2" draw:style-name="gr5" draw:text-style-name="P20" svg:width="7.905cm" svg:height="0.821cm" svg:x="8.738cm" svg:y="0.547cm"><text:p text:style-name="P19"><text:span text:style-name="T19">input</text:span></text:p><draw:enhanced-geometry svg:viewBox="0 0 21600 21600"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draw:custom-shape text:anchor-type="paragraph" draw:z-index="5" draw:name="Shape2" draw:style-name="gr6" draw:text-style-name="P22" svg:width="7.818cm" svg:height="0.823cm" svg:x="8.738cm" svg:y="0.259cm"><text:p text:style-name="P21"><text:span text:style-name="T19">input</text:span></text:p><draw:enhanced-geometry svg:viewBox="0 0 21600 21600"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draw:custom-shape text:anchor-type="paragraph" draw:z-index="6" draw:name="Shape2" draw:style-name="gr7" draw:text-style-name="P20" svg:width="7.797cm" svg:height="0.821cm" svg:x="8.825cm" svg:y="0.171cm"><text:p text:style-name="P19"><text:span text:style-name="T19">input</text:span></text:p><draw:enhanced-geometry svg:viewBox="0 0 21600 21600"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draw:custom-shape text:anchor-type="paragraph" draw:z-index="18" draw:name="Shape10" draw:style-name="gr19" draw:text-style-name="P21" svg:width="2.183cm" svg:height="1.428cm" svg:x="4.655cm" svg:y="0.501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4" draw:name="Shape9" draw:style-name="gr15" draw:text-style-name="P31" svg:width="9.462cm" svg:height="0.886cm" svg:x="6.966cm" svg:y="0.474cm"><text:p text:style-name="P30"><text:span text:style-name="T24">Same File name &amp; Same Location </text:span><text:span text:style-name="T25">(Same or Different Formats)</text:span></text:p><draw:enhanced-geometry svg:viewBox="0 0 21600 21600" draw:type="rectangle" draw:enhanced-path="M 0 0 L 21600 0 21600 21600 0 21600 0 0 Z N"/></draw:custom-shape><text:span text:style-name="T1"/></text:p>
      <text:p text:style-name="P1"><draw:custom-shape text:anchor-type="paragraph" draw:z-index="13" draw:name="Shape9" draw:style-name="gr14" draw:text-style-name="P29" svg:width="3.91cm" svg:height="5.143cm" svg:x="0.746cm" svg:y="0.042cm"><text:p text:style-name="P17"><text:span text:style-name="T21">New File </text:span></text:p><text:p text:style-name="P17"><text:span text:style-name="T22">(Different Formats)</text:span></text:p><text:p text:style-name="P17"><text:span text:style-name="T23">.txt,.docx,..etc</text:span></text:p><draw:enhanced-geometry svg:viewBox="0 0 21600 21600" draw:type="rectangle" draw:enhanced-path="M 0 0 L 21600 0 21600 21600 0 21600 0 0 Z N"/></draw:custom-shape><text:span text:style-name="T1"/></text:p>
      <text:p text:style-name="P1"><text:span text:style-name="T1"/></text:p>
      <text:p text:style-name="P1"><text:span text:style-name="T1"/></text:p>
      <text:p text:style-name="P1"><draw:custom-shape text:anchor-type="paragraph" draw:z-index="15" draw:name="Shape9" draw:style-name="gr16" draw:text-style-name="P31" svg:width="9.438cm" svg:height="0.886cm" svg:x="6.946cm" svg:y="0cm"><text:p text:style-name="P30"><text:span text:style-name="T24">Same File Name &amp; Different Location </text:span><text:span text:style-name="T26">(</text:span><text:span text:style-name="T25">Same or </text:span><text:span text:style-name="T26">Different Formats)</text:span></text:p><draw:enhanced-geometry svg:viewBox="0 0 21600 21600" draw:type="rectangle" draw:enhanced-path="M 0 0 L 21600 0 21600 21600 0 21600 0 0 Z N"/></draw:custom-shape><draw:custom-shape text:anchor-type="paragraph" draw:z-index="21" draw:name="Shape11" draw:style-name="gr21" draw:text-style-name="P32" svg:width="2.204cm" svg:height="0.784cm" svg:x="4.655cm" svg:y="0.1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text:p>
      <text:p text:style-name="P1"><text:span text:style-name="T1"/></text:p>
      <text:p text:style-name="P1"><draw:custom-shape text:anchor-type="paragraph" draw:z-index="16" draw:name="Shape9" draw:style-name="gr17" draw:text-style-name="P31" svg:width="9.353cm" svg:height="0.886cm" svg:x="6.989cm" svg:y="0.469cm"><text:p text:style-name="P30"><text:span text:style-name="T24">Different File Name &amp; Same <text:s/>Location </text:span><text:span text:style-name="T25">(Same or </text:span><text:span text:style-name="T25">Different Formats)</text:span></text:p><draw:enhanced-geometry svg:viewBox="0 0 21600 21600" draw:type="rectangle" draw:enhanced-path="M 0 0 L 21600 0 21600 21600 0 21600 0 0 Z N"/></draw:custom-shape><draw:custom-shape text:anchor-type="paragraph" draw:z-index="19" draw:name="Shape10" draw:style-name="gr20" draw:text-style-name="P21" svg:width="2.096cm" svg:height="1.447cm" svg:x="4.655cm" svg:y="1.588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0" draw:name="Shape10" draw:style-name="gr20" draw:text-style-name="P21" svg:width="2.096cm" svg:height="1.447cm" svg:x="4.655cm" svg:y="0.141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pan text:style-name="T1"/></text:p>
      <text:p text:style-name="P1"><text:span text:style-name="T1"/></text:p>
      <text:p text:style-name="P1"><text:span text:style-name="T1"/></text:p>
      <text:p text:style-name="P1"><draw:custom-shape text:anchor-type="paragraph" draw:z-index="17" draw:name="Shape9" draw:style-name="gr18" draw:text-style-name="P31" svg:width="9.762cm" svg:height="0.886cm" svg:x="6.946cm" svg:y="0.393cm"><text:p text:style-name="P30"><text:span text:style-name="T24">Different File Name &amp; Different Location </text:span><text:span text:style-name="T26">(</text:span><text:span text:style-name="T25">Same or </text:span><text:span text:style-name="T26">Different Formats)</text:span></text:p><draw:enhanced-geometry svg:viewBox="0 0 21600 21600"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4">Reference Document :</text:p>
      <text:p text:style-name="P3"/>
      <text:h text:style-name="P13" text:outline-level="2">Introduction</text:h>
      <text:p text:style-name="P11">Java has a concept of working with streams of data. You can say that a Java program reads sequences of bytes from an input stream (or writes into an output stream): byte after byte, character after character, primitive after primitive. Accordingly, Java defines various types of classes supporting streams, for example, InputStream or OutputStream. There are classes specifically meant for reading character streams such as Reader and Writer.</text:p>
      <text:p text:style-name="P11">Before an application can use a data file, it must open the file. A Java application opens a file by creating an object and associating a stream of bytes with that object. Similarly, when you finish using a file, the program should close the file—that is, make it no longer available to your application.</text:p>
      <text:p text:style-name="P11">Below is a list of very important java library classes related to Streams.</text:p>
      <table:table table:name="Table1" table:style-name="Table1">
        <table:table-column table:style-name="Table1.A"/>
        <table:table-column table:style-name="Table1.B"/>
        <table:table-row>
          <table:table-cell table:style-name="Table1.A1" office:value-type="string">
            <text:p text:style-name="P12">Class</text:p>
          </table:table-cell>
          <table:table-cell table:style-name="Table1.A1" office:value-type="string">
            <text:p text:style-name="P12">Description</text:p>
          </table:table-cell>
        </table:table-row>
        <table:table-row>
          <table:table-cell table:style-name="Table1.A1" office:value-type="string">
            <text:p text:style-name="P14">InputStream</text:p>
          </table:table-cell>
          <table:table-cell table:style-name="Table1.A1" office:value-type="string">
            <text:p text:style-name="P14">Abstract class containing methods for performing input</text:p>
          </table:table-cell>
        </table:table-row>
        <table:table-row>
          <table:table-cell table:style-name="Table1.A1" office:value-type="string">
            <text:p text:style-name="P14">OutputStream</text:p>
          </table:table-cell>
          <table:table-cell table:style-name="Table1.A1" office:value-type="string">
            <text:p text:style-name="P14">Abstract class containing methods for performing output</text:p>
          </table:table-cell>
        </table:table-row>
        <table:table-row>
          <table:table-cell table:style-name="Table1.A1" office:value-type="string">
            <text:p text:style-name="P14">FileInputStream</text:p>
          </table:table-cell>
          <table:table-cell table:style-name="Table1.A1" office:value-type="string">
            <text:p text:style-name="P14">Child of InputStream that provides the capability to read from disk files</text:p>
          </table:table-cell>
        </table:table-row>
        <table:table-row>
          <table:table-cell table:style-name="Table1.A1" office:value-type="string">
            <text:p text:style-name="P14">FileOutputStream</text:p>
          </table:table-cell>
          <table:table-cell table:style-name="Table1.A1" office:value-type="string">
            <text:p text:style-name="P14">Child of OutputStream that provides the capability to write to disk files</text:p>
          </table:table-cell>
        </table:table-row>
        <table:table-row>
          <table:table-cell table:style-name="Table1.A1" office:value-type="string">
            <text:p text:style-name="P14">PrintStream</text:p>
          </table:table-cell>
          <table:table-cell table:style-name="Table1.A1" office:value-type="string">
            <text:p text:style-name="P14">Child of FilterOutputStream, which is a child of OutputStream; PrintStream handles output to a system’s standard (or default) output device, usually the monitor</text:p>
          </table:table-cell>
        </table:table-row>
        <table:table-row>
          <table:table-cell table:style-name="Table1.A1" office:value-type="string">
            <text:p text:style-name="P14">BufferedInputStream</text:p>
          </table:table-cell>
          <table:table-cell table:style-name="Table1.A1" office:value-type="string">
            <text:p text:style-name="P14">Child of FilterInputStream, which is a child of InputStream; BufferedInputStream handles input from a system’s standard (or default) input device, usually the keyboard</text:p>
          </table:table-cell>
        </table:table-row>
      </table:table>
      <text:p text:style-name="P5"/>
      <text:p text:style-name="P5"/>
      <text:p text:style-name="P5"/>
      <text:p text:style-name="P5"/>
      <text:p text:style-name="P5"/>
      <text:p text:style-name="P5"/>
      <text:p text:style-name="P5"/>
      <text:p text:style-name="P6"><text:span text:style-name="T2">..</text:span><text:span text:style-name="T14">tps://www.w3resource.com/java-tutorial/reading-the-file.php</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ource Code : </text:p>
      <text:p text:style-name="P5"/>
      <text:p text:style-name="P5"><text:span text:style-name="T4">package</text:span><text:span text:style-name="T6"> com.penchal.test;</text:span></text:p>
      <text:p text:style-name="P10"/>
      <text:p text:style-name="P10"/>
      <text:p text:style-name="P9"><text:span text:style-name="T3">import</text:span><text:span text:style-name="T5"> java.io.BufferedReader;</text:span></text:p>
      <text:p text:style-name="P9"><text:span text:style-name="T3">import</text:span><text:span text:style-name="T5"> java.io.File;</text:span></text:p>
      <text:p text:style-name="P9"><text:span text:style-name="T3">import</text:span><text:span text:style-name="T5"> java.io.FileInputStream;</text:span></text:p>
      <text:p text:style-name="P9"><text:span text:style-name="T3">import</text:span><text:span text:style-name="T5"> java.io.FileReader;</text:span></text:p>
      <text:p text:style-name="P9"><text:span text:style-name="T3">import</text:span><text:span text:style-name="T5"> java.io.FileWriter;</text:span></text:p>
      <text:p text:style-name="P9"><text:span text:style-name="T3">import</text:span><text:span text:style-name="T5"> java.io.IOException;</text:span></text:p>
      <text:p text:style-name="P10"/>
      <text:p text:style-name="P9"><text:span text:style-name="T3">import</text:span><text:span text:style-name="T5"> java.util.Scanner;</text:span></text:p>
      <text:p text:style-name="P10"/>
      <text:p text:style-name="P9"><text:span text:style-name="T3">public</text:span><text:span text:style-name="T5"> </text:span><text:span text:style-name="T3">class</text:span><text:span text:style-name="T5"> FileStringReplaceTest {</text:span></text:p>
      <text:p text:style-name="P9"><text:span text:style-name="T5"><text:tab/></text:span><text:span text:style-name="T3">public</text:span><text:span text:style-name="T5"> </text:span><text:span text:style-name="T3">static</text:span><text:span text:style-name="T5"> </text:span><text:span text:style-name="T3">void</text:span><text:span text:style-name="T5"> main(String </text:span><text:span text:style-name="T7">args</text:span><text:span text:style-name="T5">[]) {</text:span></text:p>
      <text:p text:style-name="P9"><text:span text:style-name="T5"><text:tab/><text:tab/></text:span><text:span text:style-name="T3">try</text:span><text:span text:style-name="T5"> {</text:span></text:p>
      <text:p text:style-name="P9"><text:span text:style-name="T5"><text:tab/><text:tab/><text:tab/></text:span></text:p>
      <text:p text:style-name="P9"><text:span text:style-name="T5"><text:tab/><text:tab/><text:tab/>String </text:span><text:span text:style-name="T7">line</text:span><text:span text:style-name="T5"> = </text:span><text:span text:style-name="T9">""</text:span><text:span text:style-name="T5">, </text:span><text:span text:style-name="T7">oldText</text:span><text:span text:style-name="T5"> = </text:span><text:span text:style-name="T9">""</text:span><text:span text:style-name="T5">; </text:span><text:span text:style-name="T3">int</text:span><text:span text:style-name="T5"> </text:span><text:span text:style-name="T7">content</text:span><text:span text:style-name="T5">;</text:span></text:p>
      <text:p text:style-name="P9"><text:span text:style-name="T5"><text:tab/><text:tab/><text:tab/></text:span></text:p>
      <text:p text:style-name="P9"><text:span text:style-name="T5"><text:tab/><text:tab/><text:tab/>Scanner </text:span><text:span text:style-name="T8">sc</text:span><text:span text:style-name="T5"> = </text:span><text:span text:style-name="T3">new</text:span><text:span text:style-name="T5"> Scanner(System.</text:span><text:span text:style-name="T10">in</text:span><text:span text:style-name="T5">);</text:span></text:p>
      <text:p text:style-name="P9"><text:span text:style-name="T5"><text:tab/><text:tab/><text:tab/></text:span></text:p>
      <text:p text:style-name="P9"><text:span text:style-name="T5"><text:tab/><text:tab/><text:tab/>System.</text:span><text:span text:style-name="T10">out</text:span><text:span text:style-name="T5">.println(</text:span><text:span text:style-name="T9">"Enter File Name and Location :"</text:span><text:span text:style-name="T5">);<text:tab/></text:span></text:p>
      <text:p text:style-name="P9"><text:span text:style-name="T5"><text:tab/><text:tab/><text:tab/>System.</text:span><text:span text:style-name="T10">out</text:span><text:span text:style-name="T5">.println(</text:span><text:span text:style-name="T9">"------------------------------"</text:span><text:span text:style-name="T5">);</text:span></text:p>
      <text:p text:style-name="P9"><text:span text:style-name="T5"><text:tab/><text:tab/><text:tab/></text:span></text:p>
      <text:p text:style-name="P9"><text:span text:style-name="T5"><text:tab/><text:tab/><text:tab/></text:span><text:span text:style-name="T11">//open the file on local machine</text:span></text:p>
      <text:p text:style-name="P9"><text:span text:style-name="T5"><text:tab/><text:tab/><text:tab/>String </text:span><text:span text:style-name="T7">localMachineFile</text:span><text:span text:style-name="T5"> = </text:span><text:span text:style-name="T7">sc</text:span><text:span text:style-name="T5">.nextLine();</text:span></text:p>
      <text:p text:style-name="P9"><text:span text:style-name="T5"><text:tab/><text:tab/><text:tab/>File </text:span><text:span text:style-name="T7">file</text:span><text:span text:style-name="T5"> = </text:span><text:span text:style-name="T3">new</text:span><text:span text:style-name="T5"> File(</text:span><text:span text:style-name="T7">localMachineFile</text:span><text:span text:style-name="T5">);</text:span></text:p>
      <text:p text:style-name="P9"><text:span text:style-name="T5"><text:tab/><text:tab/><text:tab/></text:span></text:p>
      <text:p text:style-name="P9"><text:span text:style-name="T5"><text:tab/><text:tab/><text:tab/>BufferedReader </text:span><text:span text:style-name="T7">reader</text:span><text:span text:style-name="T5"> = </text:span><text:span text:style-name="T3">new</text:span><text:span text:style-name="T5"> BufferedReader(</text:span><text:span text:style-name="T3">new</text:span><text:span text:style-name="T5"> FileReader(</text:span><text:span text:style-name="T7">file</text:span><text:span text:style-name="T5">)); </text:span><text:span text:style-name="T11">//FileReader connection open</text:span></text:p>
      <text:p text:style-name="P9"><text:span text:style-name="T5"><text:tab/><text:tab/><text:tab/></text:span></text:p>
      <text:p text:style-name="P9"><text:span text:style-name="T5"><text:tab/><text:tab/><text:tab/></text:span><text:span text:style-name="T11">// File content displaying--Start</text:span></text:p>
      <text:p text:style-name="P9"><text:span text:style-name="T5"><text:tab/><text:tab/><text:tab/>System.</text:span><text:span text:style-name="T10">out</text:span><text:span text:style-name="T5">.println(</text:span><text:span text:style-name="T9">"Existing text file content is :"</text:span><text:span text:style-name="T5">);</text:span></text:p>
      <text:p text:style-name="P9"><text:span text:style-name="T5"><text:tab/><text:tab/><text:tab/>System.</text:span><text:span text:style-name="T10">out</text:span><text:span text:style-name="T5">.println(</text:span><text:span text:style-name="T9">"------------------------------"</text:span><text:span text:style-name="T5">);</text:span></text:p>
      <text:p text:style-name="P9"><text:span text:style-name="T5"><text:tab/><text:tab/><text:tab/></text:span><text:span text:style-name="T3">try</text:span><text:span text:style-name="T5"> (FileInputStream </text:span><text:span text:style-name="T7">fis</text:span><text:span text:style-name="T5"> = </text:span><text:span text:style-name="T3">new</text:span><text:span text:style-name="T5"> FileInputStream(</text:span><text:span text:style-name="T7">file</text:span><text:span text:style-name="T5">)) {</text:span></text:p>
      <text:p text:style-name="P9"><text:span text:style-name="T5"><text:tab/><text:tab/><text:tab/><text:tab/></text:span></text:p>
      <text:p text:style-name="P9"><text:span text:style-name="T5"><text:tab/><text:tab/><text:tab/><text:tab/></text:span><text:span text:style-name="T3">while</text:span><text:span text:style-name="T5"> ((</text:span><text:span text:style-name="T7">content</text:span><text:span text:style-name="T5"> = </text:span><text:span text:style-name="T7">fis</text:span><text:span text:style-name="T5">.read()) != -1) {</text:span></text:p>
      <text:p text:style-name="P9"><text:span text:style-name="T5"><text:tab/><text:tab/><text:tab/><text:tab/><text:tab/></text:span><text:span text:style-name="T11">// convert to char and display it</text:span></text:p>
      <text:p text:style-name="P9"><text:span text:style-name="T5"><text:tab/><text:tab/><text:tab/><text:tab/><text:tab/>System.</text:span><text:span text:style-name="T10">out</text:span><text:span text:style-name="T5">.print((</text:span><text:span text:style-name="T3">char</text:span><text:span text:style-name="T5">) </text:span><text:span text:style-name="T7">content</text:span><text:span text:style-name="T5">);</text:span></text:p>
      <text:p text:style-name="P9"><text:span text:style-name="T5"><text:tab/><text:tab/><text:tab/><text:tab/>}</text:span></text:p>
      <text:p text:style-name="P10"/>
      <text:p text:style-name="P9"><text:span text:style-name="T5"><text:tab/><text:tab/><text:tab/>} </text:span><text:span text:style-name="T3">catch</text:span><text:span text:style-name="T5"> (IOException </text:span><text:span text:style-name="T7">e</text:span><text:span text:style-name="T5">) {</text:span></text:p>
      <text:p text:style-name="P9"><text:span text:style-name="T5"><text:tab/><text:tab/><text:tab/><text:tab/></text:span><text:span text:style-name="T7">e</text:span><text:span text:style-name="T5">.printStackTrace();</text:span></text:p>
      <text:p text:style-name="P9"><text:span text:style-name="T5"><text:tab/><text:tab/><text:tab/>}</text:span></text:p>
      <text:p text:style-name="P9"><text:span text:style-name="T5"><text:tab/><text:tab/><text:tab/></text:span><text:span text:style-name="T11">// File content displayed--End</text:span></text:p>
      <text:p text:style-name="P9"><text:span text:style-name="T5"><text:tab/><text:tab/><text:tab/></text:span></text:p>
      <text:p text:style-name="P9"><text:span text:style-name="T5"><text:tab/><text:tab/><text:tab/></text:span></text:p>
      <text:p text:style-name="P9"><text:span text:style-name="T5"><text:tab/><text:tab/><text:tab/></text:span><text:span text:style-name="T11">//search the word <text:tab/><text:tab/></text:span></text:p>
      <text:p text:style-name="P9"><text:span text:style-name="T5"><text:tab/><text:tab/><text:tab/>System.</text:span><text:span text:style-name="T10">out</text:span><text:span text:style-name="T5">.println(</text:span><text:span text:style-name="T9">"Search word in the above file content :"</text:span><text:span text:style-name="T5">);</text:span></text:p>
      <text:p text:style-name="P9"><text:span text:style-name="T5"><text:tab/><text:tab/><text:tab/>System.</text:span><text:span text:style-name="T10">out</text:span><text:span text:style-name="T5">.println(</text:span><text:span text:style-name="T9">"---------------------------------------"</text:span><text:span text:style-name="T5">);</text:span></text:p>
      <text:p text:style-name="P9"><text:span text:style-name="T5"><text:tab/><text:tab/><text:tab/>String </text:span><text:span text:style-name="T7">existWord</text:span><text:span text:style-name="T5"> = </text:span><text:span text:style-name="T7">sc</text:span><text:span text:style-name="T5">.nextLine();</text:span></text:p>
      <text:p text:style-name="P9"><text:span text:style-name="T5"><text:tab/><text:tab/><text:tab/></text:span></text:p>
      <text:p text:style-name="P9"><text:span text:style-name="T5"><text:tab/><text:tab/><text:tab/></text:span><text:span text:style-name="T11">//replace the word </text:span></text:p>
      <text:p text:style-name="P9"><text:span text:style-name="T5"><text:tab/><text:tab/><text:tab/>System.</text:span><text:span text:style-name="T10">out</text:span><text:span text:style-name="T5">.println(</text:span><text:span text:style-name="T9">"'"</text:span><text:span text:style-name="T5"> + </text:span><text:span text:style-name="T7">existWord</text:span><text:span text:style-name="T5"> + </text:span><text:span text:style-name="T9">"'"</text:span><text:span text:style-name="T5"> + </text:span><text:span text:style-name="T9">" is replace to --&gt;"</text:span><text:span text:style-name="T5">);</text:span></text:p>
      <text:p text:style-name="P9"><text:span text:style-name="T5"><text:tab/><text:tab/><text:tab/>System.</text:span><text:span text:style-name="T10">out</text:span><text:span text:style-name="T5">.println(</text:span><text:span text:style-name="T9">"------------------------------------------"</text:span><text:span text:style-name="T5">);</text:span></text:p>
      <text:p text:style-name="P9"><text:span text:style-name="T5"><text:tab/><text:tab/><text:tab/>String </text:span><text:span text:style-name="T7">replaceWord</text:span><text:span text:style-name="T5"> = </text:span><text:span text:style-name="T7">sc</text:span><text:span text:style-name="T5">.nextLine();</text:span></text:p>
      <text:p text:style-name="P10"/>
      <text:p text:style-name="P9"><text:span text:style-name="T5"><text:tab/><text:tab/><text:tab/></text:span><text:span text:style-name="T3">while</text:span><text:span text:style-name="T5"> ((</text:span><text:span text:style-name="T7">line</text:span><text:span text:style-name="T5"> = </text:span><text:span text:style-name="T7">reader</text:span><text:span text:style-name="T5">.readLine()) != </text:span><text:span text:style-name="T3">null</text:span><text:span text:style-name="T5">) {</text:span></text:p>
      <text:p text:style-name="P9"><text:span text:style-name="T5"><text:tab/><text:tab/><text:tab/><text:tab/></text:span><text:span text:style-name="T7">oldText</text:span><text:span text:style-name="T5"> += </text:span><text:span text:style-name="T7">line</text:span><text:span text:style-name="T5"> + </text:span><text:span text:style-name="T9">"\r\n"</text:span><text:span text:style-name="T5">;</text:span></text:p>
      <text:p text:style-name="P9"><text:soft-page-break/><text:span text:style-name="T5"><text:tab/><text:tab/><text:tab/>}</text:span></text:p>
      <text:p text:style-name="P9"><text:span text:style-name="T5"><text:tab/><text:tab/><text:tab/></text:span><text:span text:style-name="T7">reader</text:span><text:span text:style-name="T5">.close(); <text:s text:c="4"/></text:span><text:span text:style-name="T11">//FileReader connection closed</text:span></text:p>
      <text:p text:style-name="P9"><text:span text:style-name="T5"><text:tab/><text:tab/><text:tab/></text:span></text:p>
      <text:p text:style-name="P9"><text:span text:style-name="T5"><text:tab/><text:tab/><text:tab/></text:span></text:p>
      <text:p text:style-name="P9"><text:span text:style-name="T5"><text:tab/><text:tab/><text:tab/></text:span><text:span text:style-name="T11">//business logic for replace a word in a file</text:span></text:p>
      <text:p text:style-name="P9"><text:span text:style-name="T5"><text:tab/><text:tab/><text:tab/>String </text:span><text:span text:style-name="T7">newText</text:span><text:span text:style-name="T5"> = </text:span><text:span text:style-name="T7">oldText</text:span><text:span text:style-name="T5">.replaceAll(</text:span><text:span text:style-name="T7">existWord</text:span><text:span text:style-name="T5">, </text:span><text:span text:style-name="T7">replaceWord</text:span><text:span text:style-name="T5">);</text:span></text:p>
      <text:p text:style-name="P10"/>
      <text:p text:style-name="P9"><text:span text:style-name="T5"><text:tab/><text:tab/><text:tab/></text:span><text:span text:style-name="T11">//uncomment the below line the replaced content will be saved on same location and same file</text:span></text:p>
      <text:p text:style-name="P9"><text:span text:style-name="T5"><text:tab/><text:tab/><text:tab/></text:span><text:span text:style-name="T11">//FileWriter writer = new FileWriter(localMachineFile);</text:span></text:p>
      <text:p text:style-name="P9"><text:span text:style-name="T5"><text:tab/><text:tab/><text:tab/></text:span></text:p>
      <text:p text:style-name="P9"><text:span text:style-name="T5"><text:tab/><text:tab/><text:tab/></text:span><text:span text:style-name="T11">// Different file name and different file location (that's your wish)</text:span></text:p>
      <text:p text:style-name="P9"><text:span text:style-name="T5"><text:tab/><text:tab/><text:tab/>System.</text:span><text:span text:style-name="T10">out</text:span><text:span text:style-name="T5">.println(</text:span><text:span text:style-name="T9">"Create your own file to save the replaced content --&gt; :"</text:span><text:span text:style-name="T5">);</text:span></text:p>
      <text:p text:style-name="P9"><text:span text:style-name="T5"><text:tab/><text:tab/><text:tab/>System.</text:span><text:span text:style-name="T10">out</text:span><text:span text:style-name="T5">.println(</text:span><text:span text:style-name="T9">"------------------------------------------------------ "</text:span><text:span text:style-name="T5">);</text:span></text:p>
      <text:p text:style-name="P9"><text:span text:style-name="T5"><text:tab/><text:tab/><text:tab/></text:span></text:p>
      <text:p text:style-name="P9"><text:span text:style-name="T5"><text:tab/><text:tab/><text:tab/>String </text:span><text:span text:style-name="T7">createNewTextFile</text:span><text:span text:style-name="T5"> = </text:span><text:span text:style-name="T7">sc</text:span><text:span text:style-name="T5">.nextLine();</text:span></text:p>
      <text:p text:style-name="P9"><text:span text:style-name="T5"><text:tab/><text:tab/><text:tab/></text:span></text:p>
      <text:p text:style-name="P9"><text:span text:style-name="T5"><text:tab/><text:tab/><text:tab/>File </text:span><text:span text:style-name="T7">newFileGenerate</text:span><text:span text:style-name="T5"> = </text:span><text:span text:style-name="T3">new</text:span><text:span text:style-name="T5"> File(</text:span><text:span text:style-name="T7">createNewTextFile</text:span><text:span text:style-name="T5">);</text:span></text:p>
      <text:p text:style-name="P9"><text:span text:style-name="T5"><text:tab/><text:tab/><text:tab/>FileWriter </text:span><text:span text:style-name="T7">writer</text:span><text:span text:style-name="T5"> = </text:span><text:span text:style-name="T3">new</text:span><text:span text:style-name="T5"> FileWriter(</text:span><text:span text:style-name="T7">newFileGenerate</text:span><text:span text:style-name="T5">); <text:s/></text:span><text:span text:style-name="T11">// FileWriter connection is open</text:span></text:p>
      <text:p text:style-name="P9"><text:span text:style-name="T5"><text:tab/><text:tab/><text:tab/></text:span><text:span text:style-name="T7">writer</text:span><text:span text:style-name="T5">.write(</text:span><text:span text:style-name="T7">newText</text:span><text:span text:style-name="T5">);</text:span></text:p>
      <text:p text:style-name="P9"><text:span text:style-name="T5"><text:tab/><text:tab/><text:tab/></text:span></text:p>
      <text:p text:style-name="P9"><text:span text:style-name="T5"><text:tab/><text:tab/><text:tab/>System.</text:span><text:span text:style-name="T10">out</text:span><text:span text:style-name="T5">.println(</text:span><text:span text:style-name="T9">"'"</text:span><text:span text:style-name="T5"> + </text:span><text:span text:style-name="T7">existWord</text:span><text:span text:style-name="T5"> + </text:span><text:span text:style-name="T9">"'"</text:span><text:span text:style-name="T5"> + </text:span><text:span text:style-name="T9">" is replaced to "</text:span><text:span text:style-name="T5"> + </text:span><text:span text:style-name="T9">"'"</text:span><text:span text:style-name="T5"> + </text:span><text:span text:style-name="T7">replaceWord</text:span><text:span text:style-name="T5"> + </text:span><text:span text:style-name="T9">"'"</text:span></text:p>
      <text:p text:style-name="P9"><text:span text:style-name="T5"><text:tab/><text:tab/><text:tab/><text:tab/><text:tab/>+ </text:span><text:span text:style-name="T9">" into the file.The updated content of the file is : "</text:span><text:span text:style-name="T5">);</text:span></text:p>
      <text:p text:style-name="P9"><text:span text:style-name="T5"><text:tab/><text:tab/><text:tab/>System.</text:span><text:span text:style-name="T10">out</text:span><text:span text:style-name="T5">.println(</text:span><text:span text:style-name="T9">"-----------------------------------------------------------------"</text:span><text:span text:style-name="T5">);</text:span></text:p>
      <text:p text:style-name="P9"><text:span text:style-name="T5"><text:tab/><text:tab/><text:tab/></text:span></text:p>
      <text:p text:style-name="P9"><text:span text:style-name="T5"><text:tab/><text:tab/><text:tab/></text:span><text:span text:style-name="T11">//replaced content display<text:tab/><text:tab/><text:tab/></text:span></text:p>
      <text:p text:style-name="P9"><text:span text:style-name="T5"><text:tab/><text:tab/><text:tab/>System.</text:span><text:span text:style-name="T10">out</text:span><text:span text:style-name="T5">.println(</text:span><text:span text:style-name="T7">newText</text:span><text:span text:style-name="T5">);</text:span></text:p>
      <text:p text:style-name="P9"><text:span text:style-name="T5"><text:tab/><text:tab/><text:tab/></text:span></text:p>
      <text:p text:style-name="P9"><text:span text:style-name="T5"><text:tab/><text:tab/><text:tab/></text:span><text:span text:style-name="T7">writer</text:span><text:span text:style-name="T5">.close(); </text:span><text:span text:style-name="T11">// FileWriter connection is closed</text:span></text:p>
      <text:p text:style-name="P10"/>
      <text:p text:style-name="P9"><text:span text:style-name="T5"><text:tab/><text:tab/>} </text:span><text:span text:style-name="T3">catch</text:span><text:span text:style-name="T5"> (IOException </text:span><text:span text:style-name="T7">ioe</text:span><text:span text:style-name="T5">) {</text:span></text:p>
      <text:p text:style-name="P9"><text:span text:style-name="T5"><text:tab/><text:tab/><text:tab/></text:span><text:span text:style-name="T7">ioe</text:span><text:span text:style-name="T5">.printStackTrace();</text:span></text:p>
      <text:p text:style-name="P9"><text:span text:style-name="T5"><text:tab/><text:tab/>}</text:span></text:p>
      <text:p text:style-name="P9"><text:span text:style-name="T5"><text:tab/>}</text:span></text:p>
      <text:p text:style-name="P9"><text:span text:style-name="T5">}</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Roboto" svg:font-family="Roboto, Helvetica, Arial, sans-serif"/>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31:35.241299667</meta:creation-date>
    <dc:date>2018-05-02T17:27:44.472275394</dc:date>
    <meta:editing-duration>PT1H33M30S</meta:editing-duration>
    <meta:editing-cycles>11</meta:editing-cycles>
    <meta:generator>LibreOffice/5.1.6.2$Linux_X86_64 LibreOffice_project/10m0$Build-2</meta:generator>
    <meta:document-statistic meta:table-count="1" meta:image-count="0" meta:object-count="0" meta:page-count="4" meta:paragraph-count="105" meta:word-count="545" meta:character-count="4447" meta:non-whitespace-character-count="3755"/>
  </office:meta>
</office:document-meta>
</file>